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>Check that shopping cart retains items after logout/login.</text:p>
      <text:p>Verify checkout process works with saved payment method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